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00600000008F91F817F.png" manifest:media-type="image/png"/>
  <manifest:file-entry manifest:full-path="Pictures/100000000000059C00000002927DE99F.png" manifest:media-type="image/png"/>
  <manifest:file-entry manifest:full-path="Pictures/10000000000000060000000843A798F0.png" manifest:media-type="image/png"/>
  <manifest:file-entry manifest:full-path="Pictures/10000000000005A000000002BF2120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Convert_20_1">
      <style:table-properties style:width="7.8333in" style:page-number="auto" table:align="left" style:writing-mode="lr-tb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0.4931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5.8472in"/>
    </style:style>
    <style:style style:name="Table1.E" style:family="table-column">
      <style:table-column-properties style:column-width="0.1875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3021in" fo:keep-together="auto"/>
    </style:style>
    <style:style style:name="Table1.3" style:family="table-row">
      <style:table-row-properties style:min-row-height="0.2813in" fo:keep-together="auto"/>
    </style:style>
    <style:style style:name="Table1.4" style:family="table-row">
      <style:table-row-properties style:min-row-height="0.2708in" fo:keep-together="auto"/>
    </style:style>
    <style:style style:name="Table1.5" style:family="table-row">
      <style:table-row-properties style:min-row-height="0.1458in" fo:keep-together="auto"/>
    </style:style>
    <style:style style:name="Table1.6" style:family="table-row">
      <style:table-row-properties style:min-row-height="0.1354in" fo:keep-together="auto"/>
    </style:style>
    <style:style style:name="Table1.41" style:family="table-row">
      <style:table-row-properties style:min-row-height="0.0521in" fo:keep-together="auto"/>
    </style:style>
    <style:style style:name="Table2" style:family="table" style:master-page-name="Convert_20_2">
      <style:table-properties style:width="7.8333in" style:page-number="auto" table:align="left" style:writing-mode="lr-tb"/>
    </style:style>
    <style:style style:name="Table2.A" style:family="table-column">
      <style:table-column-properties style:column-width="0.1944in"/>
    </style:style>
    <style:style style:name="Table2.B" style:family="table-column">
      <style:table-column-properties style:column-width="0.4931in"/>
    </style:style>
    <style:style style:name="Table2.C" style:family="table-column">
      <style:table-column-properties style:column-width="1.1111in"/>
    </style:style>
    <style:style style:name="Table2.D" style:family="table-column">
      <style:table-column-properties style:column-width="5.8472in"/>
    </style:style>
    <style:style style:name="Table2.E" style:family="table-column">
      <style:table-column-properties style:column-width="0.1875in"/>
    </style:style>
    <style:style style:name="Table2.1" style:family="table-row">
      <style:table-row-properties style:min-row-height="0.3438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2813in" fo:keep-together="auto"/>
    </style:style>
    <style:style style:name="Table2.4" style:family="table-row">
      <style:table-row-properties style:min-row-height="0.3021in" fo:keep-together="auto"/>
    </style:style>
    <style:style style:name="Table2.6" style:family="table-row">
      <style:table-row-properties style:min-row-height="0.2708in" fo:keep-together="auto"/>
    </style:style>
    <style:style style:name="Table2.10" style:family="table-row">
      <style:table-row-properties style:min-row-height="0.1354in" fo:keep-together="auto"/>
    </style:style>
    <style:style style:name="Table2.17" style:family="table-row">
      <style:table-row-properties style:min-row-height="0.2667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693in" fo:margin-right="0in" style:line-height-at-least="0in"/>
    </style:style>
    <style:style style:name="P3" style:family="paragraph" style:parent-style-name="Standard">
      <style:paragraph-properties fo:margin-left="0.0902in" fo:margin-right="0in" style:line-height-at-least="0in"/>
    </style:style>
    <style:style style:name="P4" style:family="paragraph" style:parent-style-name="Standard">
      <style:paragraph-properties fo:margin-left="0.1665in" fo:margin-right="0in" style:line-height-at-least="0in"/>
    </style:style>
    <style:style style:name="P5" style:family="paragraph" style:parent-style-name="Standard">
      <style:paragraph-properties fo:margin-left="0.4583in" fo:margin-right="0in" style:line-height-at-least="0in"/>
    </style:style>
    <style:style style:name="P6" style:family="paragraph" style:parent-style-name="Standard">
      <style:paragraph-properties fo:line-height="0.2083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146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366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14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8%"/>
    </style:style>
    <style:style style:name="P15" style:family="paragraph" style:parent-style-name="Standard">
      <style:paragraph-properties fo:line-height="0.2252i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673in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211in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21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22" style:family="paragraph" style:parent-style-name="Standard">
      <style:paragraph-properties style:line-height-at-least="0in" style:snap-to-layout-grid="false"/>
      <style:text-properties style:font-name="Times New Roman" fo:font-size="3pt" style:font-name-asian="Times New Roman" style:font-size-asian="3pt" style:font-name-complex="Times New Roman"/>
    </style:style>
    <style:style style:name="P23" style:family="paragraph" style:parent-style-name="Standard">
      <style:paragraph-properties fo:line-height="0.0138in"/>
      <style:text-properties style:font-name="Times New Roman" fo:font-size="3pt" style:font-name-asian="Times New Roman" style:font-size-asian="3pt" style:font-name-complex="Times New Roman"/>
    </style:style>
    <style:style style:name="P24" style:family="paragraph" style:parent-style-name="Standard">
      <style:paragraph-properties fo:line-height="127%"/>
    </style:style>
    <style:style style:name="P25" style:family="paragraph" style:parent-style-name="Standard">
      <style:paragraph-properties fo:margin-left="0.0693in" fo:margin-right="0in" fo:line-height="0.1457in"/>
    </style:style>
    <style:style style:name="P26" style:family="paragraph" style:parent-style-name="Standard">
      <style:paragraph-properties fo:margin-left="0.0902in" fo:margin-right="0in" fo:line-height="0.1457in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5pt" style:font-name-asian="Arial" style:font-size-asian="15pt" style:font-name-complex="Arial"/>
    </style:style>
    <style:style style:name="T3" style:family="text">
      <style:text-properties style:font-name="Arial" fo:font-size="12pt" style:font-name-asian="Arial" style:font-size-asian="12pt" style:font-name-complex="Arial"/>
    </style:style>
    <style:style style:name="T4" style:family="text">
      <style:text-properties style:font-name="Arial" fo:font-size="10.5pt" style:font-name-asian="Arial" style:font-size-asian="10.5pt" style:font-name-complex="Arial"/>
    </style:style>
    <style:style style:name="T5" style:family="text">
      <style:text-properties style:font-name="Arial" fo:font-size="10.5pt" style:font-name-asian="Arial" style:font-size-asian="10.5pt" style:font-name-complex="Arial" style:text-scale="99%"/>
    </style:style>
    <style:style style:name="T6" style:family="text">
      <style:text-properties style:font-name="Arial" fo:font-size="10.5pt" style:font-name-asian="Arial" style:font-size-asian="10.5pt" style:font-name-complex="Arial" style:text-scale="98%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fo:font-size="12pt" style:font-name-asian="Times New Roman" style:font-size-asian="12pt" style:font-name-complex="Times New Roman"/>
    </style:style>
    <style:style style:name="T9" style:family="text">
      <style:text-properties style:font-name="Times New Roman" fo:font-size="9pt" style:font-name-asian="Times New Roman" style:font-size-asian="9pt" style:font-name-complex="Times New Roman"/>
    </style:style>
    <style:style style:name="T10" style:family="text">
      <style:text-properties style:font-name="Times New Roman" fo:font-size="8pt" style:font-name-asian="Times New Roman" style:font-size-asian="8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Project Design Phase</text:span></text:p>
      <text:p text:style-name="P6"/>
      <text:p text:style-name="P1"><text:span text:style-name="T2">Proposed Solution Template</text:span></text:p>
      <text:p text:style-name="P7"/>
      <text:p text:style-name="P1"><text:span text:style-name="T3">Date: 28 June 2025</text:span></text:p>
      <text:p text:style-name="P8"/>
      <text:p text:style-name="P1"><text:span text:style-name="T3">Team ID: LTVIP2025TMID45560</text:span></text:p>
      <text:p text:style-name="P9"/>
      <text:p text:style-name="P24"><text:span text:style-name="T3">Project Name: Revolutionizing Liver Care: Predicting Liver Cirrhosis using Advanced Machine Learning Techniques</text:span></text:p>
      <text:p text:style-name="P10"/>
      <text:p text:style-name="P1"><text:span text:style-name="T3">Maximum Marks: 2 Marks</text:span></text:p>
      <text:p text:style-name="P11"><draw:frame draw:style-name="fr1" draw:name="Image1" text:anchor-type="char" svg:x="0in" svg:y="0.052in" svg:width="7.5in" svg:height="0.0161in" draw:z-index="0"><draw:image xlink:href="Pictures/10000000000005A000000002BF212069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<text:bookmark text:name="page2"/></text:p>
          </table:table-cell>
          <table:table-cell table:style-name="Table1.A1" office:value-type="string">
            <text:p text:style-name="P2"><text:span text:style-name="T4">S.No.</text:span></text:p>
          </table:table-cell>
          <table:table-cell table:style-name="Table1.A1" office:value-type="string">
            <text:p text:style-name="P3"><text:span text:style-name="T4">Parameter</text:span></text:p>
          </table:table-cell>
          <table:table-cell table:style-name="Table1.A1" office:value-type="string">
            <text:p text:style-name="P3"><text:span text:style-name="T4">Description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Liver cirrhosis often remains undiagnosed until advanced stages due to absent early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Problem</text:span></text:p>
          </table:table-cell>
          <table:table-cell table:style-name="Table1.A1" office:value-type="string">
            <text:p text:style-name="P3"><text:span text:style-name="T4">symptoms and limitations of conventional diagnostic methods (biopsies, imaging) which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Statement</text:span></text:p>
          </table:table-cell>
          <table:table-cell table:style-name="Table1.A1" office:value-type="string">
            <text:p text:style-name="P3"><text:span text:style-name="T4">are invasive, costly, and time-consuming. There is an urgent need for an accurate, non-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5"><text:span text:style-name="T4">1.</text:span></text:p>
          </table:table-cell>
          <table:table-cell table:style-name="Table1.A1" table:number-rows-spanned="2" office:value-type="string">
            <text:p text:style-name="P3"><text:span text:style-name="T4">(Problem to</text:span></text:p>
          </table:table-cell>
          <table:table-cell table:style-name="Table1.A1" table:number-rows-spanned="2" office:value-type="string">
            <text:p text:style-name="P3"><text:span text:style-name="T4">invasive, and efficient system that can predict liver cirrhosis risk using readily available</text:span></text:p>
          </table:table-cell>
          <table:table-cell table:style-name="Table1.A1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21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be solved)</text:span></text:p>
          </table:table-cell>
          <table:table-cell table:style-name="Table1.A1" office:value-type="string">
            <text:p text:style-name="P3"><text:span text:style-name="T4">patient data, enabling early intervention and improving patient outcomes while reducing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healthcare costs.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Our solution is an AI-powered web application that uses machine learning algorithms to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5">predict liver cirrhosis risk from clinical and biochemical data. The system employs multiple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Idea /</text:span></text:p>
          </table:table-cell>
          <table:table-cell table:style-name="Table1.A1" office:value-type="string">
            <text:p text:style-name="P3"><text:span text:style-name="T6">ML models (Logistic Regression, KNN, SVM, Random Forest, XGBoost) trained on patient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<text:span text:style-name="T4">2.</text:span></text:p>
          </table:table-cell>
          <table:table-cell table:style-name="Table1.A1" office:value-type="string">
            <text:p text:style-name="P3"><text:span text:style-name="T4">Solution</text:span></text:p>
          </table:table-cell>
          <table:table-cell table:style-name="Table1.A1" office:value-type="string">
            <text:p text:style-name="P3"><text:span text:style-name="T4">data including age, gender, liver enzyme levels, bilirubin, albumin, and hemoglobin. The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Description</text:span></text:p>
          </table:table-cell>
          <table:table-cell table:style-name="Table1.A1" office:value-type="string">
            <text:p text:style-name="P3"><text:span text:style-name="T4">best-performing model (XGBoost with 90.1% accuracy) is deployed via a Flask web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interface, allowing healthcare professionals to input patient data and receive instant risk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predictions with confidence scores.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• Multi-algorithm Comparison: Comprehensive evaluation of 5 different ML algorithms to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identify optimal performance&lt;br&gt;• Real-time Web Deployment: User-friendly Flask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"><text:span text:style-name="T4">Novelty /</text:span></text:p>
          </table:table-cell>
          <table:table-cell table:style-name="Table1.A1" office:value-type="string">
            <text:p text:style-name="P3"><text:span text:style-name="T5">application for immediate clinical use&lt;br&gt;• Non-invasive Approach: Uses routine lab tests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6">
          <table:table-cell table:style-name="Table1.A1" office:value-type="string">
            <text:p text:style-name="P21"/>
          </table:table-cell>
          <table:table-cell table:style-name="Table1.A1" table:number-rows-spanned="2" office:value-type="string">
            <text:p text:style-name="P2"><text:span text:style-name="T4">3.</text:span></text:p>
          </table:table-cell>
          <table:covered-table-cell table:style-name="Table1.A1"/>
          <table:table-cell table:style-name="Table1.A1" table:number-rows-spanned="2" office:value-type="string">
            <text:p text:style-name="P3"><text:span text:style-name="T4">instead of expensive biopsies&lt;br&gt;• High Accuracy: Achieved 90.1% accuracy with</text:span></text:p>
          </table:table-cell>
          <table:table-cell table:style-name="Table1.A1" office:value-type="string">
            <text:p text:style-name="P21"/>
          </table:table-cell>
        </table:table-row>
        <table:table-row table:style-name="Table1.6">
          <table:table-cell table:style-name="Table1.A1" office:value-type="string">
            <text:p text:style-name="P21"/>
          </table:table-cell>
          <table:covered-table-cell table:style-name="Table1.A1"/>
          <table:table-cell table:style-name="Table1.A1" office:value-type="string">
            <text:p text:style-name="P21"/>
          </table:table-cell>
          <table:covered-table-cell table:style-name="Table1.A1"/>
          <table:table-cell table:style-name="Table1.A1" office:value-type="string">
            <text:p text:style-name="P21"/>
          </table:table-cell>
        </table:table-row>
        <table:table-row table:style-name="Table1.5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6"><text:span text:style-name="T4">Uniqueness</text:span></text:p>
          </table:table-cell>
          <table:table-cell table:style-name="Table1.A1" table:number-rows-spanned="2" office:value-type="string">
            <text:p text:style-name="P3"><text:span text:style-name="T4">XGBoost, outperforming traditional diagnostic methods&lt;br&gt;• Cost-effective Solution:</text:span></text:p>
          </table:table-cell>
          <table:table-cell table:style-name="Table1.A1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covered-table-cell table:style-name="Table1.A1"/>
          <table:table-cell table:style-name="Table1.A1" office:value-type="string">
            <text:p text:style-name="P21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Significantly reduces diagnostic costs compared to imaging and biopsy procedures&lt;br&gt;•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Accessibility: Web-based platform accessible from any location with internet connectivity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Healthcare Impact:&lt;br&gt;• Early detection saves lives by enabling timely treatment&lt;br&gt;•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5">Reduces patient anxiety through quick, painless screening&lt;br&gt;• Democratizes healthcare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access, especially in rural/underserved areas&lt;br&gt;• Reduces healthcare system burden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Social Impact</text:span></text:p>
          </table:table-cell>
          <table:table-cell table:style-name="Table1.A1" office:value-type="string">
            <text:p text:style-name="P3"><text:span text:style-name="T4">through preventive care&lt;br&gt;&lt;br&gt;Economic Benefits:&lt;br&gt;• Reduces treatment costs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<text:span text:style-name="T4">4.</text:span></text:p>
          </table:table-cell>
          <table:table-cell table:style-name="Table1.A1" office:value-type="string">
            <text:p text:style-name="P3"><text:span text:style-name="T4">/ Customer</text:span></text:p>
          </table:table-cell>
          <table:table-cell table:style-name="Table1.A1" office:value-type="string">
            <text:p text:style-name="P3"><text:span text:style-name="T5">through early intervention&lt;br&gt;• Decreases hospital admissions and emergency care&lt;br&gt;•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Satisfaction</text:span></text:p>
          </table:table-cell>
          <table:table-cell table:style-name="Table1.A1" office:value-type="string">
            <text:p text:style-name="P3"><text:span text:style-name="T4">Improves quality of life for patients and families&lt;br&gt;• Enhances healthcare efficiency and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resource allocation&lt;br&gt;&lt;br&gt;Target Beneficiaries:&lt;br&gt;• Patients at risk of liver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disease&lt;br&gt;• Healthcare professionals and clinics&lt;br&gt;• Rural healthcare centers with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limited diagnostic facilities&lt;br&gt;• Public health organizations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><text:span text:style-name="T4">5.</text:span></text:p>
          </table:table-cell>
          <table:table-cell table:style-name="Table1.A1" office:value-type="string">
            <text:p text:style-name="P3"><text:span text:style-name="T4">Business</text:span></text:p>
          </table:table-cell>
          <table:table-cell table:style-name="Table1.A1" office:value-type="string">
            <text:p text:style-name="P3"><text:span text:style-name="T4">B2B Healthcare Solutions:&lt;br&gt;• Subscription Model: Monthly/yearly licenses for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Model</text:span></text:p>
          </table:table-cell>
          <table:table-cell table:style-name="Table1.A1" office:value-type="string">
            <text:p text:style-name="P3"><text:span text:style-name="T4">hospitals and clinics ($500-2000/month based on facility size)&lt;br&gt;• Pay-per-Prediction: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(Revenue</text:span></text:p>
          </table:table-cell>
          <table:table-cell table:style-name="Table1.A1" office:value-type="string">
            <text:p text:style-name="P3"><text:span text:style-name="T4">Usage-based pricing for smaller clinics ($5-10 per prediction)&lt;br&gt;• Enterprise Licensing: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Model)</text:span></text:p>
          </table:table-cell>
          <table:table-cell table:style-name="Table1.A1" office:value-type="string">
            <text:p text:style-name="P3"><text:span text:style-name="T4">Custom solutions for large healthcare networks ($50,000-200,000/year)&lt;br&gt;• API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Integration: White-label API for EMR/EHR systems ($0.50 per API call)&lt;br&gt;• Training &amp;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Support: Professional services for implementation and training ($10,000-50,000)&lt;br&gt;•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<text:span text:style-name="T4">Premium Features: Advanced analytics, reporting dashboards, integration services&lt;br&gt;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1.4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23"><draw:frame draw:style-name="fr1" draw:name="Image3" text:anchor-type="char" svg:x="0.1772in" svg:y="-10.1764in" svg:width="7.4791in" svg:height="0.0161in" draw:z-index="1"><draw:image xlink:href="Pictures/100000000000059C00000002927DE99F.png" xlink:type="simple" xlink:show="embed" xlink:actuate="onLoad" draw:mime-type="image/png"/></draw:frame><draw:frame draw:style-name="fr1" draw:name="Image4" text:anchor-type="char" svg:x="0.1772in" svg:y="-8.489in" svg:width="7.4791in" svg:height="0.0161in" draw:z-index="2"><draw:image xlink:href="Pictures/100000000000059C00000002927DE99F.png" xlink:type="simple" xlink:show="embed" xlink:actuate="onLoad" draw:mime-type="image/png"/></draw:frame><draw:frame draw:style-name="fr1" draw:name="Image5" text:anchor-type="char" svg:x="0.1772in" svg:y="-6.5307in" svg:width="7.4791in" svg:height="0.0161in" draw:z-index="3"><draw:image xlink:href="Pictures/100000000000059C00000002927DE99F.png" xlink:type="simple" xlink:show="embed" xlink:actuate="onLoad" draw:mime-type="image/png"/></draw:frame><draw:frame draw:style-name="fr1" draw:name="Image6" text:anchor-type="char" svg:x="0.1772in" svg:y="-4.572in" svg:width="7.4791in" svg:height="0.0161in" draw:z-index="4"><draw:image xlink:href="Pictures/100000000000059C00000002927DE99F.png" xlink:type="simple" xlink:show="embed" xlink:actuate="onLoad" draw:mime-type="image/png"/></draw:frame><draw:frame draw:style-name="fr1" draw:name="Image7" text:anchor-type="char" svg:x="0.1772in" svg:y="-2.0618in" svg:width="7.4791in" svg:height="0.0161in" draw:z-index="5"><draw:image xlink:href="Pictures/100000000000059C00000002927DE99F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<text:bookmark text:name="page3"/></text:p>
          </table:table-cell>
          <table:table-cell table:style-name="Table2.A1" office:value-type="string">
            <text:p text:style-name="P2"><text:span text:style-name="T4">S.No.</text:span></text:p>
          </table:table-cell>
          <table:table-cell table:style-name="Table2.A1" office:value-type="string">
            <text:p text:style-name="P3"><text:span text:style-name="T4">Parameter</text:span></text:p>
          </table:table-cell>
          <table:table-cell table:style-name="Table2.A1" office:value-type="string">
            <text:p text:style-name="P3"><text:span text:style-name="T4">Description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&lt;br&gt;Revenue Projections:&lt;br&gt;• Year 1: $100,000 (pilot customers)&lt;br&gt;• Year 3: $2-5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million (regional expansion)&lt;br&gt;• Year 5: $10-20 million (national/international scale)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4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Technical Scalability:&lt;br&gt;• Cloud Infrastructure: Deploy on AWS/Azure for automatic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scaling&lt;br&gt;• Microservices Architecture: Modular design for easy updates and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maintenance&lt;br&gt;• API-First Design: Easy integration with existing healthcare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systems&lt;br&gt;• Multi-language Support: Expand to different languages and regions&lt;br&gt;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&lt;br&gt;Market Scalability:&lt;br&gt;• Geographic Expansion: Start locally, expand regionally,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table:number-rows-spanned="2" office:value-type="string">
            <text:p text:style-name="P2"><text:span text:style-name="T4">6.</text:span></text:p>
          </table:table-cell>
          <table:table-cell table:style-name="Table2.A1" office:value-type="string">
            <text:p text:style-name="P3"><text:span text:style-name="T4">Scalability of</text:span></text:p>
          </table:table-cell>
          <table:table-cell table:style-name="Table2.A1" office:value-type="string">
            <text:p text:style-name="P3"><text:span text:style-name="T5">then internationally&lt;br&gt;• Disease Expansion: Extend model to predict other liver diseases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0">
          <table:table-cell table:style-name="Table2.A1" office:value-type="string">
            <text:p text:style-name="P21"/>
          </table:table-cell>
          <table:covered-table-cell table:style-name="Table2.A1"/>
          <table:table-cell table:style-name="Table2.A1" table:number-rows-spanned="2" office:value-type="string">
            <text:p text:style-name="P3"><text:span text:style-name="T4">the Solution</text:span></text:p>
          </table:table-cell>
          <table:table-cell table:style-name="Table2.A1" table:number-rows-spanned="2" office:value-type="string">
            <text:p text:style-name="P3"><text:span text:style-name="T4">(hepatitis, fatty liver)&lt;br&gt;• Multi-organ Prediction: Develop models for kidney, heart, lung</text:span></text:p>
          </table:table-cell>
          <table:table-cell table:style-name="Table2.A1" office:value-type="string">
            <text:p text:style-name="P21"/>
          </table:table-cell>
        </table:table-row>
        <table:table-row table:style-name="Table2.10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21"/>
          </table:table-cell>
        </table:table-row>
        <table:table-row table:style-name="Table2.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diseases&lt;br&gt;• Mobile Application: Develop mobile apps for patient self-screening&lt;br&gt;•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Telemedicine Integration: Partner with telehealth platforms&lt;br&gt;&lt;br&gt;Partnership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Opportunities:&lt;br&gt;• Healthcare providers and hospital networks&lt;br&gt;• Medical device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companies&lt;br&gt;• Government health departments&lt;br&gt;• International health organizations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"><text:span text:style-name="T4">(WHO, NGOs)&lt;br&gt;• Medical insurance companies for risk assessment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17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11"><draw:frame draw:style-name="fr1" draw:name="Image8" text:anchor-type="char" svg:x="0.2083in" svg:y="-0.2764in" svg:width="0.0311in" svg:height="0.0417in" draw:z-index="6"><draw:image xlink:href="Pictures/100000000000000600000008F91F817F.png" xlink:type="simple" xlink:show="embed" xlink:actuate="onLoad" draw:mime-type="image/png"/></draw:frame><draw:frame draw:style-name="fr1" draw:name="Image9" text:anchor-type="char" svg:x="7.5937in" svg:y="-0.2764in" svg:width="0.0311in" svg:height="0.0417in" draw:z-index="7"><draw:image xlink:href="Pictures/10000000000000060000000843A798F0.png" xlink:type="simple" xlink:show="embed" xlink:actuate="onLoad" draw:mime-type="image/png"/></draw:frame><draw:frame draw:style-name="fr1" draw:name="Image10" text:anchor-type="char" svg:x="0.1772in" svg:y="-3.6516in" svg:width="7.4791in" svg:height="0.0161in" draw:z-index="8"><draw:image xlink:href="Pictures/100000000000059C00000002927DE99F.png" xlink:type="simple" xlink:show="embed" xlink:actuate="onLoad" draw:mime-type="image/png"/></draw:frame></text:p>
      <text:p text:style-name="P16"/>
      <text:p text:style-name="P4"><text:span text:style-name="T3">Additional Implementation Considerations:</text:span></text:p>
      <text:p text:style-name="P15"/>
      <text:p text:style-name="P4"><text:span text:style-name="T3">Regulatory Compliance:</text:span></text:p>
      <text:p text:style-name="P11"><draw:frame draw:style-name="fr1" draw:name="Image11" text:anchor-type="char" svg:x="0.2811in" svg:y="0.1665in" svg:width="0.052in" svg:height="0.052in" draw:z-index="9"><draw:image xlink:href="Pictures/100000000000000A0000000A92BC6A1B.png" xlink:type="simple" xlink:show="embed" xlink:actuate="onLoad" draw:mime-type="image/png"/></draw:frame></text:p>
      <text:p text:style-name="P17"/>
      <text:p text:style-name="P5"><text:span text:style-name="T3">FDA approval pathway for medical devices</text:span></text:p>
      <text:p text:style-name="P11"><draw:frame draw:style-name="fr1" draw:name="Image12" text:anchor-type="char" svg:x="0.2811in" svg:y="0.0937in" svg:width="0.052in" svg:height="0.052in" draw:z-index="10"><draw:image xlink:href="Pictures/100000000000000A0000000A92BC6A1B.png" xlink:type="simple" xlink:show="embed" xlink:actuate="onLoad" draw:mime-type="image/png"/></draw:frame></text:p>
      <text:p text:style-name="P18"/>
      <text:p text:style-name="P5"><text:span text:style-name="T3">HIPAA compliance for patient data protection</text:span></text:p>
      <text:p text:style-name="P11"><draw:frame draw:style-name="fr1" draw:name="Image13" text:anchor-type="char" svg:x="0.2811in" svg:y="0.0835in" svg:width="0.052in" svg:height="0.052in" draw:z-index="11"><draw:image xlink:href="Pictures/100000000000000A0000000A92BC6A1B.png" xlink:type="simple" xlink:show="embed" xlink:actuate="onLoad" draw:mime-type="image/png"/></draw:frame></text:p>
      <text:p text:style-name="P19"/>
      <text:p text:style-name="P5"><text:span text:style-name="T3">Clinical validation studies</text:span></text:p>
      <text:p text:style-name="P11"><draw:frame draw:style-name="fr1" draw:name="Image14" text:anchor-type="char" svg:x="0.2811in" svg:y="0.0937in" svg:width="0.052in" svg:height="0.052in" draw:z-index="12"><draw:image xlink:href="Pictures/100000000000000A0000000A92BC6A1B.png" xlink:type="simple" xlink:show="embed" xlink:actuate="onLoad" draw:mime-type="image/png"/></draw:frame></text:p>
      <text:p text:style-name="P18"/>
      <text:p text:style-name="P5"><text:span text:style-name="T3">Medical professional endorsements</text:span></text:p>
      <text:p text:style-name="P15"/>
      <text:p text:style-name="P4"><text:span text:style-name="T3">Technology Roadmap:</text:span></text:p>
      <text:p text:style-name="P11"><draw:frame draw:style-name="fr1" draw:name="Image15" text:anchor-type="char" svg:x="0.2811in" svg:y="0.1665in" svg:width="0.052in" svg:height="0.052in" draw:z-index="13"><draw:image xlink:href="Pictures/100000000000000A0000000A92BC6A1B.png" xlink:type="simple" xlink:show="embed" xlink:actuate="onLoad" draw:mime-type="image/png"/></draw:frame></text:p>
      <text:p text:style-name="P17"/>
      <text:p text:style-name="P5"><text:span text:style-name="T3">Phase 1: Web application deployment (Current)</text:span></text:p>
      <text:p text:style-name="P11"><draw:frame draw:style-name="fr1" draw:name="Image16" text:anchor-type="char" svg:x="0.2811in" svg:y="0.0937in" svg:width="0.052in" svg:height="0.052in" draw:z-index="14"><draw:image xlink:href="Pictures/100000000000000A0000000A92BC6A1B.png" xlink:type="simple" xlink:show="embed" xlink:actuate="onLoad" draw:mime-type="image/png"/></draw:frame></text:p>
      <text:p text:style-name="P18"/>
      <text:p text:style-name="P5"><text:span text:style-name="T3">Phase 2: Mobile app development and API creation</text:span></text:p>
      <text:p text:style-name="P11"><draw:frame draw:style-name="fr1" draw:name="Image17" text:anchor-type="char" svg:x="0.2811in" svg:y="0.0835in" svg:width="0.052in" svg:height="0.052in" draw:z-index="15"><draw:image xlink:href="Pictures/100000000000000A0000000A92BC6A1B.png" xlink:type="simple" xlink:show="embed" xlink:actuate="onLoad" draw:mime-type="image/png"/></draw:frame></text:p>
      <text:p text:style-name="P19"/>
      <text:p text:style-name="P5"><text:span text:style-name="T3">Phase 3: Advanced AI models and real-time monitoring</text:span></text:p>
      <text:p text:style-name="P11"><draw:frame draw:style-name="fr1" draw:name="Image18" text:anchor-type="char" svg:x="0.2811in" svg:y="0.0937in" svg:width="0.052in" svg:height="0.052in" draw:z-index="16"><draw:image xlink:href="Pictures/100000000000000A0000000A92BC6A1B.png" xlink:type="simple" xlink:show="embed" xlink:actuate="onLoad" draw:mime-type="image/png"/></draw:frame></text:p>
      <text:p text:style-name="P18"/>
      <text:p text:style-name="P5"><text:span text:style-name="T3">Phase 4: Integration with wearable devices and IoT health sensor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1in" fo:margin-left="0.5in" fo:margin-right="0.666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602in" fo:margin-bottom="1in" fo:margin-left="0.3335in" fo:margin-right="0.3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59:22.610309952</dc:date>
    <meta:editing-duration>PT20S</meta:editing-duration>
    <meta:editing-cycles>1</meta:editing-cycles>
    <meta:document-statistic meta:table-count="2" meta:image-count="17" meta:object-count="0" meta:page-count="3" meta:paragraph-count="97" meta:word-count="596" meta:character-count="4947" meta:non-whitespace-character-count="4448"/>
    <meta:generator>LibreOffice/24.2.5.2$Linux_X86_64 LibreOffice_project/420$Build-2</meta:generator>
  </office:meta>
</office:document-meta>
</file>